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ieb des Eratosthenes – Laufzeiten:</text:p>
          </table:table-cell>
          <table:table-cell table:number-columns-repeated="2"/>
          <table:table-cell office:value-type="string" calcext:value-type="string">
            <text:p>Mit Ausgabe aller Primzahle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number-columns-repeated="2" table:style-name="ce2" office:value-type="string" calcext:value-type="string">
            <text:p>Zeit [s]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mit</text:p>
          </table:table-cell>
          <table:table-cell table:style-name="ce2" office:value-type="string" calcext:value-type="string">
            <text:p>gerade</text:p>
          </table:table-cell>
          <table:table-cell table:style-name="ce2" office:value-type="string" calcext:value-type="string">
            <text:p>ungerade</text:p>
          </table:table-cell>
          <table:table-cell table:style-name="ce7" office:value-type="string" calcext:value-type="string">
            <text:p>gerade-ungerade</text:p>
          </table:table-cell>
          <table:table-cell table:style-name="ce2" office:value-type="string" calcext:value-type="string">
            <text:p>#Primzahlen</text:p>
          </table:table-cell>
          <table:table-cell table:style-name="ce7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5"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9592" calcext:value-type="float">
            <text:p>9592</text:p>
          </table:table-cell>
          <table:table-cell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4" office:value-type="string" calcext:value-type="string">
            <text:p>~1.216</text:p>
          </table:table-cell>
          <table:table-cell table:style-name="ce6" office:value-type="string" calcext:value-type="string">
            <text:p>~1.205</text:p>
          </table:table-cell>
          <table:table-cell office:value-type="float" office:value="0.011" calcext:value-type="float">
            <text:p>0.011</text:p>
          </table:table-cell>
          <table:table-cell office:value-type="float" office:value="78498" calcext:value-type="float">
            <text:p>78498</text:p>
          </table:table-cell>
          <table:table-cell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4.463" calcext:value-type="float">
            <text:p>14.463</text:p>
          </table:table-cell>
          <table:table-cell office:value-type="float" office:value="14.387" calcext:value-type="float">
            <text:p>14.387</text:p>
          </table:table-cell>
          <table:table-cell office:value-type="float" office:value="0.076" calcext:value-type="float">
            <text:p>0.076</text:p>
          </table:table-cell>
          <table:table-cell office:value-type="float" office:value="664579" calcext:value-type="float">
            <text:p>664579</text:p>
          </table:table-cell>
          <table:table-cell/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143.18" calcext:value-type="float">
            <text:p>143.18</text:p>
          </table:table-cell>
          <table:table-cell office:value-type="float" office:value="142.439" calcext:value-type="float">
            <text:p>142.439</text:p>
          </table:table-cell>
          <table:table-cell office:value-type="float" office:value="0.741" calcext:value-type="float">
            <text:p>0.741</text:p>
          </table:table-cell>
          <table:table-cell office:value-type="float" office:value="5761455" calcext:value-type="float">
            <text:p>5761455</text:p>
          </table:table-cell>
          <table:table-cell/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1397.5" calcext:value-type="float">
            <text:p>1397.5</text:p>
          </table:table-cell>
          <table:table-cell office:value-type="float" office:value="1389.054" calcext:value-type="float">
            <text:p>1389.054</text:p>
          </table:table-cell>
          <table:table-cell office:value-type="float" office:value="8.446" calcext:value-type="float">
            <text:p>8.446</text:p>
          </table:table-cell>
          <table:table-cell office:value-type="float" office:value="50847534" calcext:value-type="float">
            <text:p>5084753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6:16:54.521008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c </meta:initial-creator>
    <meta:creation-date>2016-02-06T19:34:10.031374476</meta:creation-date>
    <dc:date>2017-02-01T16:17:01.852626200</dc:date>
    <dc:creator>sibu </dc:creator>
    <meta:editing-duration>PT2H17M18S</meta:editing-duration>
    <meta:editing-cycles>9</meta:editing-cycles>
    <meta:generator>LibreOffice/5.1.4.2$Linux_X86_64 LibreOffice_project/10m0$Build-2</meta:generator>
    <meta:document-statistic meta:table-count="1" meta:cell-count="34" meta:object-count="0"/>
  </office:meta>
</office:document-meta>
</file>